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b21c" officeooo:paragraph-rsid="000eb21c"/>
    </style:style>
    <style:style style:name="P2" style:family="paragraph" style:parent-style-name="Standard">
      <style:text-properties officeooo:rsid="00103522" officeooo:paragraph-rsid="00103522"/>
    </style:style>
    <style:style style:name="P3" style:family="paragraph" style:parent-style-name="Standard">
      <style:text-properties officeooo:rsid="0010e075" officeooo:paragraph-rsid="0010e075"/>
    </style:style>
    <style:style style:name="T1" style:family="text">
      <style:text-properties officeooo:rsid="00103522"/>
    </style:style>
    <style:style style:name="T2" style:family="text">
      <style:text-properties officeooo:rsid="0010e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biór przypadków użycia aplikacji Space Invaders</text:p>
      <text:p text:style-name="P1"/>
      <text:p text:style-name="P1">Nr przypadku: 1</text:p>
      <text:p text:style-name="P1">1) </text:p>
      <text:p text:style-name="P1">Nazwa przypadku: <text:span text:style-name="T1">Rozpoczęcie rozgrywki</text:span></text:p>
      <text:p text:style-name="P1">Krótki opis: Przypadek użycia pozwala na rozpoczęcie rozgrywki przez użytkownika. </text:p>
      <text:p text:style-name="P1">Aktor główny: Gracz</text:p>
      <text:p text:style-name="P1">Wyzwalacz: Przypadek użycia rozpoczyna sie w momencie kliknięcia ikony aplikacji przez użytkownika, w katalogu aplikacji urządzenia na którym zainstalowana jest aplikacja.</text:p>
      <text:p text:style-name="P1">2) Przebieg zdarzeń:</text:p>
      <text:p text:style-name="P1">a) przebieg podstawowy</text:p>
      <text:p text:style-name="P1">1. Gracz włącza aplikację poprzez naciśnięcie <text:span text:style-name="T1">jej</text:span> ikony w katalogu aplikacji.</text:p>
      <text:p text:style-name="P1">2. <text:span text:style-name="T1">Gracz naciska przycisk START w menu głównym.</text:span></text:p>
      <text:p text:style-name="P2">b) przebieg alternatywny</text:p>
      <text:p text:style-name="P2">1a. Gracz naciska przycisk powrót.</text:p>
      <text:p text:style-name="P2">1b. Zamknięcie aplikacji.</text:p>
      <text:p text:style-name="P2"/>
      <text:p text:style-name="P2">Nr przypadku: 2</text:p>
      <text:p text:style-name="P2">1)</text:p>
      <text:p text:style-name="P2">Nazwa przypadku : Granie w grę</text:p>
      <text:p text:style-name="P2">Krótki opis: Przypadek określa postępowanie w przypadku kiedy gracz prowadzi rozgrywkę.</text:p>
      <text:p text:style-name="P2">Aktor główny Gracz</text:p>
      <text:p text:style-name="P2">Wyzwalacz: Naciśnięcie <text:span text:style-name="T2">przycisku START w menu głównym</text:span></text:p>
      <text:p text:style-name="P3">2) Przebieg zdarzeń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58S</meta:editing-duration>
    <meta:editing-cycles>3</meta:editing-cycles>
    <meta:generator>LibreOffice/5.0.1.2$Windows_x86 LibreOffice_project/81898c9f5c0d43f3473ba111d7b351050be20261</meta:generator>
    <dc:date>2016-05-04T12:46:33.726000000</dc:date>
    <meta:document-statistic meta:table-count="0" meta:image-count="0" meta:object-count="0" meta:page-count="1" meta:paragraph-count="21" meta:word-count="118" meta:character-count="849" meta:non-whitespace-character-count="750"/>
    <meta:user-defined meta:name="Info 1"/>
    <meta:user-defined meta:name="Info 2"/>
    <meta:user-defined meta:name="Info 3"/>
    <meta:user-defined meta:name="Info 4"/>
  </office:meta>
</office:document-meta>
</file>